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width="0.051cm" draw:marker-start-width="0.356cm" draw:marker-end="Circle" draw:marker-end-width="0.152cm" draw:fill="none" draw:textarea-vertical-align="middle" fo:padding-top="0.15cm" fo:padding-bottom="0.15cm" fo:padding-left="0.275cm" fo:padding-right="0.275cm" draw:shadow-offset-x="0.203cm" draw:shadow-offset-y="0.203cm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gr4" style:family="graphic" style:parent-style-name="objectwithoutfill">
      <style:graphic-properties draw:stroke="solid" draw:stroke-dash="Ultrafine_20_Dashed" svg:stroke-width="0.051cm" draw:marker-start-width="0.356cm" draw:marker-end="Circle" draw:marker-end-width="0.152cm" draw:fill="none" draw:textarea-vertical-align="middle" fo:padding-top="0.15cm" fo:padding-bottom="0.15cm" fo:padding-left="0.275cm" fo:padding-right="0.275cm" draw:shadow-offset-x="0.203cm" draw:shadow-offset-y="0.203cm"/>
    </style:style>
    <style:style style:name="gr5" style:family="graphic" style:parent-style-name="standard">
      <style:graphic-properties svg:stroke-width="0.1cm" draw:marker-start-width="0.5cm" draw:marker-end-width="0.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579d1c" draw:marker-start-width="0.5cm" draw:marker-end-width="0.5cm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Ultrafine_20_Dashed" svg:stroke-width="0.051cm" svg:stroke-color="#0000ff" draw:marker-start-width="0.356cm" draw:marker-end="Dimension_20_Lines" draw:marker-end-width="0.6cm" draw:fill="none" draw:textarea-vertical-align="middle" fo:padding-top="0.15cm" fo:padding-bottom="0.15cm" fo:padding-left="0.275cm" fo:padding-right="0.275cm" draw:shadow-offset-x="0.203cm" draw:shadow-offset-y="0.203cm"/>
    </style:style>
    <style:style style:name="gr11" style:family="graphic" style:parent-style-name="standard">
      <style:graphic-properties draw:stroke="none" svg:stroke-color="#0000ff" draw:fill="none" draw:fill-color="#ffffff" fo:min-height="0.004cm"/>
    </style:style>
    <style:style style:name="gr12" style:family="graphic" style:parent-style-name="objectwithoutfill">
      <style:graphic-properties draw:stroke="solid" draw:stroke-dash="Ultrafine_20_Dashed" svg:stroke-width="0.051cm" svg:stroke-color="#ff0000" draw:marker-start-width="0.356cm" draw:marker-end="Circle" draw:marker-end-width="0.3cm" draw:fill="none" draw:textarea-vertical-align="middle" fo:padding-top="0.15cm" fo:padding-bottom="0.15cm" fo:padding-left="0.275cm" fo:padding-right="0.275cm" draw:shadow-offset-x="0.203cm" draw:shadow-offset-y="0.203cm"/>
    </style:style>
    <style:style style:name="gr1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cm" svg:stroke-color="#ffd320" draw:marker-start-width="0.5cm" draw:marker-end-width="0.5cm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000000" draw:fill-color="#ff996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8" style:family="graphic" style:parent-style-name="standard">
      <style:graphic-properties svg:stroke-width="0.1cm" svg:stroke-color="#0000ff" draw:marker-start-width="0.5cm" draw:marker-end-width="0.5cm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9966cc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b8ff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e6e64c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0ff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23ff23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94bd5e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text-properties fo:font-size="5pt" fo:font-weight="bold" style:font-size-asian="5pt" style:font-weight-asian="bold" style:font-size-complex="5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justify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5pt" fo:font-weight="bold" style:font-size-asian="5pt" style:font-weight-asian="bold" style:font-size-complex="5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25cm" svg:height="1.778cm" svg:x="4.175cm" svg:y="12.684cm">
          <text:p text:style-name="P1">Arduino Nano 3.0 (328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683cm" svg:y1="12.684cm" svg:x2="4.683cm" svg:y2="12.176cm">
          <text:p/>
        </draw:line>
        <draw:line draw:style-name="gr2" draw:text-style-name="P1" draw:layer="layout" svg:x1="5.445cm" svg:y1="12.684cm" svg:x2="5.445cm" svg:y2="12.176cm">
          <text:p/>
        </draw:line>
        <draw:line draw:style-name="gr2" draw:text-style-name="P1" draw:layer="layout" svg:x1="5.826cm" svg:y1="12.684cm" svg:x2="5.826cm" svg:y2="12.176cm">
          <text:p/>
        </draw:line>
        <draw:line draw:style-name="gr2" draw:text-style-name="P1" draw:layer="layout" svg:x1="5.064cm" svg:y1="12.684cm" svg:x2="5.064cm" svg:y2="12.176cm">
          <text:p/>
        </draw:line>
        <draw:line draw:style-name="gr2" draw:text-style-name="P1" draw:layer="layout" svg:x1="6.207cm" svg:y1="12.684cm" svg:x2="6.207cm" svg:y2="12.176cm">
          <text:p/>
        </draw:line>
        <draw:line draw:style-name="gr2" draw:text-style-name="P1" draw:layer="layout" svg:x1="6.588cm" svg:y1="12.684cm" svg:x2="6.588cm" svg:y2="12.176cm">
          <text:p/>
        </draw:line>
        <draw:line draw:style-name="gr2" draw:text-style-name="P1" draw:layer="layout" svg:x1="6.969cm" svg:y1="12.684cm" svg:x2="6.969cm" svg:y2="12.176cm">
          <text:p/>
        </draw:line>
        <draw:line draw:style-name="gr2" draw:text-style-name="P1" draw:layer="layout" svg:x1="7.35cm" svg:y1="12.684cm" svg:x2="7.35cm" svg:y2="12.176cm">
          <text:p/>
        </draw:line>
        <draw:line draw:style-name="gr2" draw:text-style-name="P1" draw:layer="layout" svg:x1="8.366cm" svg:y1="12.684cm" svg:x2="8.366cm" svg:y2="12.176cm">
          <text:p/>
        </draw:line>
        <draw:line draw:style-name="gr2" draw:text-style-name="P1" draw:layer="layout" svg:x1="9.128cm" svg:y1="12.684cm" svg:x2="9.128cm" svg:y2="12.176cm">
          <text:p/>
        </draw:line>
        <draw:line draw:style-name="gr2" draw:text-style-name="P1" draw:layer="layout" svg:x1="9.509cm" svg:y1="12.684cm" svg:x2="9.509cm" svg:y2="12.176cm">
          <text:p/>
        </draw:line>
        <draw:line draw:style-name="gr2" draw:text-style-name="P1" draw:layer="layout" svg:x1="8.747cm" svg:y1="12.684cm" svg:x2="8.747cm" svg:y2="12.176cm">
          <text:p/>
        </draw:line>
        <draw:line draw:style-name="gr2" draw:text-style-name="P1" draw:layer="layout" svg:x1="9.89cm" svg:y1="12.684cm" svg:x2="9.89cm" svg:y2="12.176cm">
          <text:p/>
        </draw:line>
        <draw:line draw:style-name="gr2" draw:text-style-name="P1" draw:layer="layout" svg:x1="10.271cm" svg:y1="12.684cm" svg:x2="10.271cm" svg:y2="12.176cm">
          <text:p/>
        </draw:line>
        <draw:line draw:style-name="gr2" draw:text-style-name="P1" xml:id="id13" draw:id="id13" draw:layer="layout" svg:x1="10.652cm" svg:y1="12.684cm" svg:x2="10.652cm" svg:y2="12.176cm">
          <text:p/>
        </draw:line>
        <draw:line draw:style-name="gr2" draw:text-style-name="P1" xml:id="id10" draw:id="id10" draw:layer="layout" svg:x1="11.033cm" svg:y1="12.684cm" svg:x2="11.033cm" svg:y2="12.176cm">
          <text:p/>
        </draw:line>
        <draw:line draw:style-name="gr2" draw:text-style-name="P1" draw:layer="layout" svg:x1="11.414cm" svg:y1="12.684cm" svg:x2="11.414cm" svg:y2="12.176cm">
          <text:p/>
        </draw:line>
        <draw:line draw:style-name="gr2" draw:text-style-name="P1" xml:id="id8" draw:id="id8" draw:layer="layout" svg:x1="11.795cm" svg:y1="12.684cm" svg:x2="11.795cm" svg:y2="12.176cm">
          <text:p/>
        </draw:line>
        <draw:line draw:style-name="gr2" draw:text-style-name="P1" xml:id="id5" draw:id="id5" draw:layer="layout" svg:x1="12.176cm" svg:y1="12.684cm" svg:x2="12.176cm" svg:y2="12.176cm">
          <text:p/>
        </draw:line>
        <draw:line draw:style-name="gr2" draw:text-style-name="P1" xml:id="id3" draw:id="id3" draw:layer="layout" svg:x1="12.557cm" svg:y1="12.684cm" svg:x2="12.557cm" svg:y2="12.176cm">
          <text:p/>
        </draw:line>
        <draw:line draw:style-name="gr2" draw:text-style-name="P1" draw:layer="layout" svg:x1="13.319cm" svg:y1="12.684cm" svg:x2="13.319cm" svg:y2="12.176cm">
          <text:p/>
        </draw:line>
        <draw:frame draw:style-name="gr3" draw:text-style-name="P2" draw:layer="layout" svg:width="1.016cm" svg:height="0.489cm" svg:x="4.302cm" svg:y="12.703cm">
          <draw:text-box>
            <text:p><text:span text:style-name="T1">A0</text:span></text:p>
          </draw:text-box>
        </draw:frame>
        <draw:frame draw:style-name="gr3" draw:text-style-name="P2" draw:layer="layout" svg:width="1.016cm" svg:height="0.489cm" svg:x="4.048cm" svg:y="13.084cm">
          <draw:text-box>
            <text:p><text:span text:style-name="T1">5V</text:span></text:p>
          </draw:text-box>
        </draw:frame>
        <draw:frame draw:style-name="gr3" draw:text-style-name="P2" draw:layer="layout" svg:width="1.016cm" svg:height="0.489cm" svg:x="4.683cm" svg:y="12.703cm">
          <draw:text-box>
            <text:p><text:span text:style-name="T1">A1</text:span></text:p>
          </draw:text-box>
        </draw:frame>
        <draw:frame draw:style-name="gr3" draw:text-style-name="P2" draw:layer="layout" svg:width="1.016cm" svg:height="0.489cm" svg:x="5.064cm" svg:y="12.703cm">
          <draw:text-box>
            <text:p><text:span text:style-name="T1">A2</text:span></text:p>
          </draw:text-box>
        </draw:frame>
        <draw:frame draw:style-name="gr3" draw:text-style-name="P2" draw:layer="layout" svg:width="1.016cm" svg:height="0.489cm" svg:x="5.445cm" svg:y="12.703cm">
          <draw:text-box>
            <text:p><text:span text:style-name="T1">A3</text:span></text:p>
          </draw:text-box>
        </draw:frame>
        <draw:frame draw:style-name="gr3" draw:text-style-name="P2" draw:layer="layout" svg:width="1.016cm" svg:height="0.489cm" svg:x="5.826cm" svg:y="12.684cm">
          <draw:text-box>
            <text:p><text:span text:style-name="T1">A4</text:span></text:p>
          </draw:text-box>
        </draw:frame>
        <draw:frame draw:style-name="gr3" draw:text-style-name="P2" draw:layer="layout" svg:width="1.016cm" svg:height="0.489cm" svg:x="6.207cm" svg:y="12.684cm">
          <draw:text-box>
            <text:p><text:span text:style-name="T1">A5</text:span></text:p>
          </draw:text-box>
        </draw:frame>
        <draw:frame draw:style-name="gr3" draw:text-style-name="P2" draw:layer="layout" svg:width="1.016cm" svg:height="0.489cm" svg:x="6.588cm" svg:y="12.684cm">
          <draw:text-box>
            <text:p><text:span text:style-name="T1">A6</text:span></text:p>
          </draw:text-box>
        </draw:frame>
        <draw:frame draw:style-name="gr3" draw:text-style-name="P2" draw:layer="layout" svg:width="1.016cm" svg:height="0.489cm" svg:x="6.969cm" svg:y="12.684cm">
          <draw:text-box>
            <text:p><text:span text:style-name="T1">A7</text:span></text:p>
          </draw:text-box>
        </draw:frame>
        <draw:line draw:style-name="gr4" draw:text-style-name="P1" draw:layer="layout" svg:x1="4.175cm" svg:y1="13.319cm" svg:x2="3.667cm" svg:y2="13.319cm">
          <text:p text:style-name="P1"><text:s/></text:p>
        </draw:line>
        <draw:frame draw:style-name="gr3" draw:text-style-name="P2" draw:layer="layout" svg:width="1.016cm" svg:height="0.489cm" svg:x="4.048cm" svg:y="13.7cm">
          <draw:text-box>
            <text:p><text:span text:style-name="T1">GND</text:span></text:p>
          </draw:text-box>
        </draw:frame>
        <draw:frame draw:style-name="gr3" draw:text-style-name="P2" draw:layer="layout" svg:width="1.016cm" svg:height="0.489cm" svg:x="7.985cm" svg:y="12.703cm">
          <draw:text-box>
            <text:p><text:span text:style-name="T1">D0</text:span></text:p>
          </draw:text-box>
        </draw:frame>
        <draw:frame draw:style-name="gr3" draw:text-style-name="P2" draw:layer="layout" svg:width="1.016cm" svg:height="0.489cm" svg:x="8.366cm" svg:y="12.703cm">
          <draw:text-box>
            <text:p><text:span text:style-name="T1">D1</text:span></text:p>
          </draw:text-box>
        </draw:frame>
        <draw:frame draw:style-name="gr3" draw:text-style-name="P3" draw:layer="layout" svg:width="1.016cm" svg:height="0.489cm" svg:x="8.747cm" svg:y="12.703cm">
          <draw:text-box>
            <text:p><text:span text:style-name="T1">D2</text:span></text:p>
          </draw:text-box>
        </draw:frame>
        <draw:frame draw:style-name="gr3" draw:text-style-name="P2" draw:layer="layout" svg:width="1.016cm" svg:height="0.489cm" svg:x="9.128cm" svg:y="12.703cm">
          <draw:text-box>
            <text:p><text:span text:style-name="T1">D3</text:span></text:p>
          </draw:text-box>
        </draw:frame>
        <draw:frame draw:style-name="gr3" draw:text-style-name="P2" draw:layer="layout" svg:width="1.016cm" svg:height="0.489cm" svg:x="9.509cm" svg:y="12.703cm">
          <draw:text-box>
            <text:p><text:span text:style-name="T1">D4</text:span></text:p>
          </draw:text-box>
        </draw:frame>
        <draw:frame draw:style-name="gr3" draw:text-style-name="P2" draw:layer="layout" svg:width="1.016cm" svg:height="0.489cm" svg:x="9.89cm" svg:y="12.703cm">
          <draw:text-box>
            <text:p><text:span text:style-name="T1">D5</text:span></text:p>
          </draw:text-box>
        </draw:frame>
        <draw:frame draw:style-name="gr3" draw:text-style-name="P2" draw:layer="layout" svg:width="1.016cm" svg:height="0.489cm" svg:x="10.271cm" svg:y="12.703cm">
          <draw:text-box>
            <text:p><text:span text:style-name="T1">D6</text:span></text:p>
          </draw:text-box>
        </draw:frame>
        <draw:frame draw:style-name="gr3" draw:text-style-name="P2" draw:layer="layout" svg:width="1.016cm" svg:height="0.489cm" svg:x="10.652cm" svg:y="12.703cm">
          <draw:text-box>
            <text:p><text:span text:style-name="T1">D7</text:span></text:p>
          </draw:text-box>
        </draw:frame>
        <draw:frame draw:style-name="gr3" draw:text-style-name="P2" draw:layer="layout" svg:width="1.016cm" svg:height="0.489cm" svg:x="11.033cm" svg:y="12.703cm">
          <draw:text-box>
            <text:p><text:span text:style-name="T1">D8</text:span></text:p>
          </draw:text-box>
        </draw:frame>
        <draw:frame draw:style-name="gr3" draw:text-style-name="P4" draw:layer="layout" svg:width="1.016cm" svg:height="0.45cm" svg:x="11.795cm" svg:y="12.684cm">
          <draw:text-box>
            <text:p><text:span text:style-name="T2">D10</text:span></text:p>
          </draw:text-box>
        </draw:frame>
        <draw:frame draw:style-name="gr3" draw:text-style-name="P4" draw:layer="layout" svg:width="1.016cm" svg:height="0.45cm" svg:x="12.176cm" svg:y="12.684cm">
          <draw:text-box>
            <text:p><text:span text:style-name="T2">D11</text:span></text:p>
          </draw:text-box>
        </draw:frame>
        <draw:frame draw:style-name="gr3" draw:text-style-name="P4" draw:layer="layout" svg:width="1.016cm" svg:height="0.45cm" svg:x="12.557cm" svg:y="12.684cm">
          <draw:text-box>
            <text:p><text:span text:style-name="T2">D12</text:span></text:p>
          </draw:text-box>
        </draw:frame>
        <draw:frame draw:style-name="gr3" draw:text-style-name="P4" draw:layer="layout" svg:width="1.016cm" svg:height="0.45cm" svg:x="12.938cm" svg:y="12.684cm">
          <draw:text-box>
            <text:p><text:span text:style-name="T2">D13</text:span></text:p>
          </draw:text-box>
        </draw:frame>
        <draw:custom-shape draw:style-name="gr1" draw:text-style-name="P5" draw:layer="layout" svg:width="4.318cm" svg:height="1.524cm" svg:x="9.509cm" svg:y="3.286cm">
          <text:p text:style-name="P1"><text:span text:style-name="T3">RX5808 SPI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16cm" svg:height="0.489cm" svg:x="11.287cm" svg:y="4.302cm">
          <draw:text-box>
            <text:p><text:span text:style-name="T1">CH1</text:span></text:p>
          </draw:text-box>
        </draw:frame>
        <draw:line draw:style-name="gr4" draw:text-style-name="P1" xml:id="id6" draw:id="id6" draw:layer="layout" svg:x1="11.795cm" svg:y1="4.791cm" svg:x2="11.795cm" svg:y2="5.299cm">
          <text:p text:style-name="P1"><text:s/></text:p>
        </draw:line>
        <draw:line draw:style-name="gr4" draw:text-style-name="P1" xml:id="id4" draw:id="id4" draw:layer="layout" svg:x1="12.557cm" svg:y1="4.791cm" svg:x2="12.557cm" svg:y2="5.299cm">
          <text:p text:style-name="P1"><text:s/></text:p>
        </draw:line>
        <draw:frame draw:style-name="gr3" draw:text-style-name="P2" draw:layer="layout" svg:width="1.016cm" svg:height="0.489cm" svg:x="12.049cm" svg:y="4.302cm">
          <draw:text-box>
            <text:p><text:span text:style-name="T1">CH2</text:span></text:p>
          </draw:text-box>
        </draw:frame>
        <draw:line draw:style-name="gr4" draw:text-style-name="P1" xml:id="id2" draw:id="id2" draw:layer="layout" svg:x1="13.319cm" svg:y1="4.791cm" svg:x2="13.319cm" svg:y2="5.299cm">
          <text:p text:style-name="P1"><text:s/></text:p>
        </draw:line>
        <draw:frame draw:style-name="gr3" draw:text-style-name="P2" draw:layer="layout" svg:width="1.016cm" svg:height="0.489cm" svg:x="12.811cm" svg:y="4.302cm">
          <draw:text-box>
            <text:p><text:span text:style-name="T1">CH3</text:span></text:p>
          </draw:text-box>
        </draw:frame>
        <draw:line draw:style-name="gr4" draw:text-style-name="P1" draw:layer="layout" svg:x1="10.525cm" svg:y1="4.81cm" svg:x2="10.525cm" svg:y2="5.318cm">
          <text:p text:style-name="P1"><text:s/></text:p>
        </draw:line>
        <draw:frame draw:style-name="gr3" draw:text-style-name="P2" draw:layer="layout" svg:width="1.016cm" svg:height="0.489cm" svg:x="10.017cm" svg:y="4.321cm">
          <draw:text-box>
            <text:p><text:span text:style-name="T1">RSSI</text:span></text:p>
          </draw:text-box>
        </draw:frame>
        <draw:line draw:style-name="gr2" draw:text-style-name="P1" draw:layer="layout" svg:x1="11.795cm" svg:y1="3.286cm" svg:x2="11.795cm" svg:y2="2.778cm">
          <text:p/>
        </draw:line>
        <draw:line draw:style-name="gr2" draw:text-style-name="P1" draw:layer="layout" svg:x1="12.43cm" svg:y1="3.286cm" svg:x2="12.43cm" svg:y2="2.778cm">
          <text:p/>
        </draw:line>
        <draw:line draw:style-name="gr4" draw:text-style-name="P1" draw:layer="layout" svg:x1="4.175cm" svg:y1="13.954cm" svg:x2="3.667cm" svg:y2="13.954cm">
          <text:p text:style-name="P1"><text:s/></text:p>
        </draw:line>
        <draw:frame draw:style-name="gr3" draw:text-style-name="P2" draw:layer="layout" svg:width="1.016cm" svg:height="0.489cm" svg:x="9.382cm" svg:y="3.451cm">
          <draw:text-box>
            <text:p><text:span text:style-name="T1">5V</text:span></text:p>
          </draw:text-box>
        </draw:frame>
        <draw:line draw:style-name="gr4" draw:text-style-name="P1" draw:layer="layout" svg:x1="9.509cm" svg:y1="3.686cm" svg:x2="9.001cm" svg:y2="3.686cm">
          <text:p text:style-name="P1"><text:s/></text:p>
        </draw:line>
        <draw:frame draw:style-name="gr3" draw:text-style-name="P2" draw:layer="layout" svg:width="1.016cm" svg:height="0.489cm" svg:x="9.382cm" svg:y="4.067cm">
          <draw:text-box>
            <text:p><text:span text:style-name="T1">GND</text:span></text:p>
          </draw:text-box>
        </draw:frame>
        <draw:line draw:style-name="gr4" draw:text-style-name="P1" draw:layer="layout" svg:x1="9.509cm" svg:y1="4.321cm" svg:x2="9.001cm" svg:y2="4.321cm">
          <text:p text:style-name="P1"><text:s/></text:p>
        </draw:line>
        <draw:frame draw:style-name="gr3" draw:text-style-name="P2" draw:layer="layout" svg:width="1.27cm" svg:height="0.489cm" svg:x="11.287cm" svg:y="3.286cm">
          <draw:text-box>
            <text:p><text:span text:style-name="T1">Video</text:span></text:p>
          </draw:text-box>
        </draw:frame>
        <draw:frame draw:style-name="gr3" draw:text-style-name="P2" draw:layer="layout" svg:width="1.016cm" svg:height="0.489cm" svg:x="11.922cm" svg:y="3.286cm">
          <draw:text-box>
            <text:p><text:span text:style-name="T1">GND</text:span></text:p>
          </draw:text-box>
        </draw:frame>
        <draw:connector draw:style-name="gr5" draw:text-style-name="P1" draw:layer="layout" svg:x1="12.938cm" svg:y1="12.176cm" svg:x2="13.319cm" svg:y2="5.299cm" draw:start-shape="id1" draw:start-glue-point="0" draw:end-shape="id2" draw:end-glue-point="2" svg:d="M12938 12176v-3438h381v-3439" svg:viewBox="0 0 382 6878">
          <text:p/>
        </draw:connector>
        <draw:connector draw:style-name="gr5" draw:text-style-name="P1" draw:layer="layout" svg:x1="12.557cm" svg:y1="12.176cm" svg:x2="12.557cm" svg:y2="5.299cm" draw:start-shape="id3" draw:start-glue-point="0" draw:end-shape="id4" draw:end-glue-point="2" svg:d="M12557 12176v-6877" svg:viewBox="0 0 1 6878">
          <text:p/>
        </draw:connector>
        <draw:connector draw:style-name="gr5" draw:text-style-name="P1" draw:layer="layout" svg:x1="12.176cm" svg:y1="12.176cm" svg:x2="11.795cm" svg:y2="5.299cm" draw:start-shape="id5" draw:start-glue-point="0" draw:end-shape="id6" draw:end-glue-point="2" svg:d="M12176 12176v-3438h-381v-3439" svg:viewBox="0 0 382 6878">
          <text:p/>
        </draw:connector>
        <draw:frame draw:style-name="gr6" draw:text-style-name="P6" draw:layer="layout" svg:width="1.831cm" svg:height="0.569cm" draw:transform="rotate (1.5707963267949) translate (11.287cm 6.842cm)">
          <draw:text-box>
            <text:p><text:span text:style-name="T4">SPI_DATA</text:span></text:p>
          </draw:text-box>
        </draw:frame>
        <draw:frame draw:style-name="gr6" draw:text-style-name="P6" draw:layer="layout" svg:width="1.675cm" svg:height="0.569cm" draw:transform="rotate (1.5707963267949) translate (12.049cm 6.789cm)">
          <draw:text-box>
            <text:p><text:span text:style-name="T4">SPI_SEL</text:span></text:p>
          </draw:text-box>
        </draw:frame>
        <draw:frame draw:style-name="gr6" draw:text-style-name="P6" draw:layer="layout" svg:width="1.7cm" svg:height="0.569cm" draw:transform="rotate (1.5707963267949) translate (12.811cm 6.789cm)">
          <draw:text-box>
            <text:p><text:span text:style-name="T4">SPI_CLK</text:span></text:p>
          </draw:text-box>
        </draw:frame>
        <draw:custom-shape draw:style-name="gr7" draw:text-style-name="P7" draw:layer="layout" svg:width="1.143cm" svg:height="0.508cm" svg:x="13.954cm" svg:y="10.271cm">
          <text:p text:style-name="P1"><text:span text:style-name="T5">4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xml:id="id11" draw:id="id11" draw:layer="layout" svg:x1="15.097cm" svg:y1="10.525cm" svg:x2="15.605cm" svg:y2="10.525cm">
          <text:p/>
        </draw:line>
        <draw:line draw:style-name="gr8" draw:text-style-name="P1" xml:id="id9" draw:id="id9" draw:layer="layout" svg:x1="13.446cm" svg:y1="10.525cm" svg:x2="13.954cm" svg:y2="10.525cm">
          <text:p/>
        </draw:line>
        <draw:custom-shape draw:style-name="gr7" draw:text-style-name="P7" draw:layer="layout" svg:width="1.143cm" svg:height="0.508cm" svg:x="13.954cm" svg:y="11.16cm">
          <text:p text:style-name="P1"><text:span text:style-name="T5">1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xml:id="id12" draw:id="id12" draw:layer="layout" svg:x1="15.097cm" svg:y1="11.414cm" svg:x2="15.605cm" svg:y2="11.414cm">
          <text:p/>
        </draw:line>
        <draw:line draw:style-name="gr8" draw:text-style-name="P1" xml:id="id7" draw:id="id7" draw:layer="layout" svg:x1="13.446cm" svg:y1="11.414cm" svg:x2="13.954cm" svg:y2="11.414cm">
          <text:p/>
        </draw:line>
        <draw:connector draw:style-name="gr9" draw:text-style-name="P1" draw:layer="layout" draw:line-skew="-0.839cm" svg:x1="13.446cm" svg:y1="11.414cm" svg:x2="11.795cm" svg:y2="12.176cm" draw:start-shape="id7" draw:start-glue-point="3" draw:end-shape="id8" draw:end-glue-point="0" svg:d="M13446 11414h-1651v762" svg:viewBox="0 0 1652 763">
          <text:p/>
        </draw:connector>
        <draw:connector draw:style-name="gr9" draw:text-style-name="P1" draw:layer="layout" draw:line-skew="-1.22cm" svg:x1="13.446cm" svg:y1="10.525cm" svg:x2="11.033cm" svg:y2="12.176cm" draw:start-shape="id9" draw:start-glue-point="3" draw:end-shape="id10" draw:end-glue-point="0" svg:d="M13446 10525h-2413v1651" svg:viewBox="0 0 2414 1652">
          <text:p/>
        </draw:connector>
        <draw:line draw:style-name="gr2" draw:text-style-name="P1" xml:id="id1" draw:id="id1" draw:layer="layout" svg:x1="12.938cm" svg:y1="12.684cm" svg:x2="12.938cm" svg:y2="12.176cm">
          <text:p/>
        </draw:line>
        <draw:frame draw:style-name="gr3" draw:text-style-name="P2" draw:layer="layout" svg:width="1.016cm" svg:height="0.489cm" svg:x="11.414cm" svg:y="12.703cm">
          <draw:text-box>
            <text:p><text:span text:style-name="T1">D9</text:span></text:p>
          </draw:text-box>
        </draw:frame>
        <draw:frame draw:style-name="gr6" draw:text-style-name="P6" draw:layer="layout" svg:width="1.167cm" svg:height="0.569cm" svg:x="7.096cm" svg:y="5.318cm">
          <draw:text-box>
            <text:p><text:span text:style-name="T4">RSSI</text:span></text:p>
          </draw:text-box>
        </draw:frame>
        <draw:connector draw:style-name="gr9" draw:text-style-name="P1" draw:layer="layout" draw:line-skew="-0.042cm" svg:x1="15.605cm" svg:y1="10.525cm" svg:x2="15.605cm" svg:y2="11.414cm" draw:start-shape="id11" draw:start-glue-point="1" draw:end-shape="id12" draw:end-glue-point="1" svg:d="M15605 10525h508v889h-508" svg:viewBox="0 0 509 890">
          <text:p/>
        </draw:connector>
        <draw:connector draw:style-name="gr9" draw:text-style-name="P1" draw:layer="layout" svg:x1="16.965cm" svg:y1="10.52cm" svg:x2="15.605cm" svg:y2="10.525cm" draw:end-shape="id11" draw:end-glue-point="1" svg:d="M16965 10520h-405v5h-955" svg:viewBox="0 0 1361 6">
          <text:p/>
        </draw:connector>
        <draw:frame draw:style-name="gr6" draw:layer="layout" svg:width="3.165cm" svg:height="0.962cm" svg:x="10.662cm" svg:y="1.889cm">
          <draw:text-box>
            <text:p>Video RX</text:p>
          </draw:text-box>
        </draw:frame>
        <draw:line draw:style-name="gr4" draw:text-style-name="P1" draw:layer="layout" svg:x1="16.875cm" svg:y1="10.525cm" svg:x2="17.383cm" svg:y2="10.525cm">
          <text:p text:style-name="P1"><text:s/></text:p>
        </draw:line>
        <draw:line draw:style-name="gr4" draw:text-style-name="P1" draw:layer="layout" svg:x1="16.875cm" svg:y1="11.16cm" svg:x2="17.383cm" svg:y2="11.16cm">
          <text:p text:style-name="P1"><text:s/></text:p>
        </draw:line>
        <draw:frame draw:style-name="gr6" draw:layer="layout" svg:width="3.415cm" svg:height="0.962cm" svg:x="15.095cm" svg:y="9.255cm">
          <draw:text-box>
            <text:p>Video GUI</text:p>
          </draw:text-box>
        </draw:frame>
        <draw:line draw:style-name="gr10" draw:text-style-name="P1" draw:layer="layout" svg:x1="3.667cm" svg:y1="13.954cm" svg:x2="3.667cm" svg:y2="14.843cm">
          <text:p text:style-name="P1"><text:s/></text:p>
        </draw:line>
        <draw:frame draw:style-name="gr3" draw:text-style-name="P2" draw:layer="layout" svg:width="1.016cm" svg:height="0.489cm" svg:x="3.159cm" svg:y="14.735cm">
          <draw:text-box>
            <text:p><text:span text:style-name="T1">GND</text:span></text:p>
          </draw:text-box>
        </draw:frame>
        <draw:frame draw:style-name="gr3" draw:text-style-name="P2" draw:layer="layout" svg:width="1.016cm" svg:height="0.489cm" svg:x="16.367cm" svg:y="11.992cm">
          <draw:text-box>
            <text:p><text:span text:style-name="T1">GND</text:span></text:p>
          </draw:text-box>
        </draw:frame>
        <draw:line draw:style-name="gr10" draw:text-style-name="P1" draw:layer="layout" svg:x1="16.875cm" svg:y1="11.16cm" svg:x2="16.875cm" svg:y2="12.049cm">
          <text:p text:style-name="P1"><text:s/></text:p>
        </draw:line>
        <draw:frame draw:style-name="gr11" draw:text-style-name="P2" draw:layer="layout" svg:width="1.016cm" svg:height="0.489cm" svg:x="16.367cm" svg:y="11.98cm">
          <draw:text-box>
            <text:p><text:span text:style-name="T1">GND</text:span></text:p>
          </draw:text-box>
        </draw:frame>
        <draw:line draw:style-name="gr10" draw:text-style-name="P1" draw:layer="layout" svg:x1="9.128cm" svg:y1="4.302cm" svg:x2="9.128cm" svg:y2="5.191cm">
          <text:p text:style-name="P1"><text:s/></text:p>
        </draw:line>
        <draw:line draw:style-name="gr12" draw:text-style-name="P1" draw:layer="layout" svg:x1="3.677cm" svg:y1="13.319cm" svg:x2="3.677cm" svg:y2="12.43cm">
          <text:p text:style-name="P1"><text:s/></text:p>
        </draw:line>
        <draw:frame draw:style-name="gr3" draw:text-style-name="P2" draw:layer="layout" svg:width="1.016cm" svg:height="0.489cm" svg:x="3.159cm" svg:y="12.05cm">
          <draw:text-box>
            <text:p><text:span text:style-name="T1">+5V</text:span></text:p>
          </draw:text-box>
        </draw:frame>
        <draw:line draw:style-name="gr12" draw:text-style-name="P1" draw:layer="layout" svg:x1="9.001cm" svg:y1="3.667cm" svg:x2="9.001cm" svg:y2="2.778cm">
          <text:p text:style-name="P1"><text:s/></text:p>
        </draw:line>
        <draw:custom-shape draw:style-name="gr1" draw:text-style-name="P1" draw:layer="layout" svg:width="3.81cm" svg:height="1.397cm" svg:x="1.889cm" svg:y="6.461cm">
          <text:p text:style-name="P1">DIP Switc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318cm" svg:y1="7.858cm" svg:x2="5.318cm" svg:y2="8.366cm">
          <text:p/>
        </draw:line>
        <draw:line draw:style-name="gr2" draw:text-style-name="P1" draw:layer="layout" svg:x1="4.556cm" svg:y1="7.858cm" svg:x2="4.556cm" svg:y2="8.366cm">
          <text:p/>
        </draw:line>
        <draw:line draw:style-name="gr2" draw:text-style-name="P1" draw:layer="layout" svg:x1="4.175cm" svg:y1="7.858cm" svg:x2="4.175cm" svg:y2="8.366cm">
          <text:p/>
        </draw:line>
        <draw:line draw:style-name="gr2" draw:text-style-name="P1" draw:layer="layout" svg:x1="4.937cm" svg:y1="7.858cm" svg:x2="4.937cm" svg:y2="8.366cm">
          <text:p/>
        </draw:line>
        <draw:line draw:style-name="gr2" draw:text-style-name="P1" draw:layer="layout" svg:x1="3.794cm" svg:y1="7.858cm" svg:x2="3.794cm" svg:y2="8.366cm">
          <text:p/>
        </draw:line>
        <draw:line draw:style-name="gr2" draw:text-style-name="P1" draw:layer="layout" svg:x1="3.413cm" svg:y1="7.858cm" svg:x2="3.413cm" svg:y2="8.366cm">
          <text:p/>
        </draw:line>
        <draw:line draw:style-name="gr2" draw:text-style-name="P1" draw:layer="layout" svg:x1="3.032cm" svg:y1="7.858cm" svg:x2="3.032cm" svg:y2="8.366cm">
          <text:p/>
        </draw:line>
        <draw:line draw:style-name="gr2" draw:text-style-name="P1" draw:layer="layout" svg:x1="2.651cm" svg:y1="7.858cm" svg:x2="2.651cm" svg:y2="8.366cm">
          <text:p/>
        </draw:line>
        <draw:line draw:style-name="gr2" draw:text-style-name="P1" draw:layer="layout" svg:x1="2.27cm" svg:y1="7.858cm" svg:x2="2.27cm" svg:y2="8.366cm">
          <text:p/>
        </draw:line>
        <draw:frame draw:style-name="gr3" draw:text-style-name="P2" draw:layer="layout" svg:width="1.016cm" svg:height="0.489cm" svg:x="1.889cm" svg:y="7.369cm">
          <draw:text-box>
            <text:p><text:span text:style-name="T1">D0</text:span></text:p>
          </draw:text-box>
        </draw:frame>
        <draw:frame draw:style-name="gr3" draw:text-style-name="P2" draw:layer="layout" svg:width="1.016cm" svg:height="0.489cm" svg:x="2.27cm" svg:y="7.369cm">
          <draw:text-box>
            <text:p><text:span text:style-name="T1">D1</text:span></text:p>
          </draw:text-box>
        </draw:frame>
        <draw:frame draw:style-name="gr3" draw:text-style-name="P3" draw:layer="layout" svg:width="1.016cm" svg:height="0.489cm" svg:x="2.651cm" svg:y="7.369cm">
          <draw:text-box>
            <text:p><text:span text:style-name="T1">D2</text:span></text:p>
          </draw:text-box>
        </draw:frame>
        <draw:frame draw:style-name="gr3" draw:text-style-name="P2" draw:layer="layout" svg:width="1.016cm" svg:height="0.489cm" svg:x="3.032cm" svg:y="7.369cm">
          <draw:text-box>
            <text:p><text:span text:style-name="T1">D3</text:span></text:p>
          </draw:text-box>
        </draw:frame>
        <draw:frame draw:style-name="gr3" draw:text-style-name="P2" draw:layer="layout" svg:width="1.016cm" svg:height="0.489cm" svg:x="3.413cm" svg:y="7.369cm">
          <draw:text-box>
            <text:p><text:span text:style-name="T1">D4</text:span></text:p>
          </draw:text-box>
        </draw:frame>
        <draw:frame draw:style-name="gr3" draw:text-style-name="P2" draw:layer="layout" svg:width="1.016cm" svg:height="0.489cm" svg:x="3.794cm" svg:y="7.369cm">
          <draw:text-box>
            <text:p><text:span text:style-name="T1">D5</text:span></text:p>
          </draw:text-box>
        </draw:frame>
        <draw:frame draw:style-name="gr3" draw:text-style-name="P2" draw:layer="layout" svg:width="1.016cm" svg:height="0.489cm" svg:x="4.175cm" svg:y="7.369cm">
          <draw:text-box>
            <text:p><text:span text:style-name="T1">D6</text:span></text:p>
          </draw:text-box>
        </draw:frame>
        <draw:frame draw:style-name="gr3" draw:text-style-name="P2" draw:layer="layout" svg:width="1.016cm" svg:height="0.489cm" svg:x="4.556cm" svg:y="7.369cm">
          <draw:text-box>
            <text:p><text:span text:style-name="T1">D6</text:span></text:p>
          </draw:text-box>
        </draw:frame>
        <draw:frame draw:style-name="gr3" draw:text-style-name="P2" draw:layer="layout" svg:width="1.016cm" svg:height="0.489cm" svg:x="4.937cm" svg:y="7.369cm">
          <draw:text-box>
            <text:p><text:span text:style-name="T1">D6</text:span></text:p>
          </draw:text-box>
        </draw:frame>
        <draw:line draw:style-name="gr2" draw:text-style-name="P1" draw:layer="layout" svg:x1="2.27cm" svg:y1="6.461cm" svg:x2="2.27cm" svg:y2="5.953cm">
          <text:p/>
        </draw:line>
        <draw:line draw:style-name="gr2" draw:text-style-name="P1" draw:layer="layout" svg:x1="3.032cm" svg:y1="6.461cm" svg:x2="3.032cm" svg:y2="5.953cm">
          <text:p/>
        </draw:line>
        <draw:line draw:style-name="gr2" draw:text-style-name="P1" draw:layer="layout" svg:x1="3.413cm" svg:y1="6.461cm" svg:x2="3.413cm" svg:y2="5.953cm">
          <text:p/>
        </draw:line>
        <draw:line draw:style-name="gr2" draw:text-style-name="P1" draw:layer="layout" svg:x1="2.651cm" svg:y1="6.461cm" svg:x2="2.651cm" svg:y2="5.953cm">
          <text:p/>
        </draw:line>
        <draw:line draw:style-name="gr2" draw:text-style-name="P1" draw:layer="layout" svg:x1="3.794cm" svg:y1="6.461cm" svg:x2="3.794cm" svg:y2="5.953cm">
          <text:p/>
        </draw:line>
        <draw:line draw:style-name="gr2" draw:text-style-name="P1" draw:layer="layout" svg:x1="4.175cm" svg:y1="6.461cm" svg:x2="4.175cm" svg:y2="5.953cm">
          <text:p/>
        </draw:line>
        <draw:line draw:style-name="gr2" draw:text-style-name="P1" draw:layer="layout" svg:x1="4.556cm" svg:y1="6.461cm" svg:x2="4.556cm" svg:y2="5.953cm">
          <text:p/>
        </draw:line>
        <draw:line draw:style-name="gr2" draw:text-style-name="P1" draw:layer="layout" svg:x1="4.937cm" svg:y1="6.461cm" svg:x2="4.937cm" svg:y2="5.953cm">
          <text:p/>
        </draw:line>
        <draw:line draw:style-name="gr2" draw:text-style-name="P1" draw:layer="layout" svg:x1="5.318cm" svg:y1="6.461cm" svg:x2="5.318cm" svg:y2="5.953cm">
          <text:p/>
        </draw:line>
        <draw:custom-shape draw:style-name="gr13" draw:text-style-name="P8" draw:layer="layout" svg:width="1.397cm" svg:height="1.27cm" svg:x="9.763cm" svg:y="6.842cm">
          <text:p text:style-name="P1"><text:span text:style-name="T6">Buz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016cm" svg:height="0.489cm" svg:x="9.763cm" svg:y="6.969cm">
          <draw:text-box>
            <text:p><text:span text:style-name="T1">5V</text:span></text:p>
          </draw:text-box>
        </draw:frame>
        <draw:line draw:style-name="gr4" draw:text-style-name="P1" draw:layer="layout" svg:x1="9.89cm" svg:y1="7.204cm" svg:x2="9.382cm" svg:y2="7.204cm">
          <text:p text:style-name="P1"><text:s/></text:p>
        </draw:line>
        <draw:frame draw:style-name="gr3" draw:text-style-name="P2" draw:layer="layout" svg:width="1.016cm" svg:height="0.489cm" svg:x="9.763cm" svg:y="7.585cm">
          <draw:text-box>
            <text:p><text:span text:style-name="T1">GND</text:span></text:p>
          </draw:text-box>
        </draw:frame>
        <draw:line draw:style-name="gr4" draw:text-style-name="P1" xml:id="id14" draw:id="id14" draw:layer="layout" svg:x1="9.89cm" svg:y1="7.839cm" svg:x2="9.382cm" svg:y2="7.839cm">
          <text:p text:style-name="P1"><text:s/></text:p>
        </draw:line>
        <draw:frame draw:style-name="gr3" draw:text-style-name="P2" draw:layer="layout" svg:width="1.016cm" svg:height="0.489cm" svg:x="8.493cm" svg:y="2.416cm">
          <draw:text-box>
            <text:p><text:span text:style-name="T1">+5V</text:span></text:p>
          </draw:text-box>
        </draw:frame>
        <draw:line draw:style-name="gr12" draw:text-style-name="P1" draw:layer="layout" svg:x1="9.382cm" svg:y1="7.223cm" svg:x2="9.382cm" svg:y2="6.334cm">
          <text:p text:style-name="P1"><text:s/></text:p>
        </draw:line>
        <draw:frame draw:style-name="gr3" draw:text-style-name="P2" draw:layer="layout" svg:width="1.016cm" svg:height="0.489cm" svg:x="8.874cm" svg:y="5.972cm">
          <draw:text-box>
            <text:p><text:span text:style-name="T1">+5V</text:span></text:p>
          </draw:text-box>
        </draw:frame>
        <draw:connector draw:style-name="gr14" draw:text-style-name="P1" draw:layer="layout" draw:line-skew="-1.426cm" svg:x1="10.652cm" svg:y1="12.176cm" svg:x2="9.382cm" svg:y2="7.839cm" draw:start-shape="id13" draw:start-glue-point="0" draw:end-shape="id14" draw:end-glue-point="3" svg:d="M10652 12176v-3556h-1270v-781" svg:viewBox="0 0 1271 4338">
          <text:p/>
        </draw:connector>
        <draw:line draw:style-name="gr2" draw:text-style-name="P1" draw:layer="layout" svg:x1="9.109cm" svg:y1="10.525cm" svg:x2="9.109cm" svg:y2="11.033cm">
          <text:p/>
        </draw:line>
        <draw:line draw:style-name="gr2" draw:text-style-name="P1" draw:layer="layout" svg:x1="9.109cm" svg:y1="10.017cm" svg:x2="9.109cm" svg:y2="9.509cm">
          <text:p/>
        </draw:line>
        <draw:line draw:style-name="gr15" draw:text-style-name="P1" draw:layer="layout" svg:x1="9.109cm" svg:y1="10.017cm" svg:x2="9.363cm" svg:y2="10.525cm">
          <text:p/>
        </draw:line>
        <draw:line draw:style-name="gr15" draw:text-style-name="P1" draw:layer="layout" svg:x1="9.236cm" svg:y1="10.271cm" svg:x2="9.49cm" svg:y2="10.271cm">
          <text:p/>
        </draw:line>
        <draw:line draw:style-name="gr15" draw:text-style-name="P1" draw:layer="layout" svg:x1="9.49cm" svg:y1="10.144cm" svg:x2="9.49cm" svg:y2="10.398cm">
          <text:p/>
        </draw:line>
        <draw:custom-shape draw:style-name="gr16" draw:text-style-name="P1" draw:layer="layout" svg:width="0.762cm" svg:height="0.889cm" svg:x="7.966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22cm" svg:y1="10.525cm" svg:x2="8.22cm" svg:y2="11.033cm">
          <text:p/>
        </draw:line>
        <draw:line draw:style-name="gr2" draw:text-style-name="P1" draw:layer="layout" svg:x1="8.22cm" svg:y1="10.017cm" svg:x2="8.22cm" svg:y2="9.509cm">
          <text:p/>
        </draw:line>
        <draw:line draw:style-name="gr15" draw:text-style-name="P1" draw:layer="layout" svg:x1="8.22cm" svg:y1="10.017cm" svg:x2="8.474cm" svg:y2="10.525cm">
          <text:p/>
        </draw:line>
        <draw:line draw:style-name="gr15" draw:text-style-name="P1" draw:layer="layout" svg:x1="8.347cm" svg:y1="10.271cm" svg:x2="8.601cm" svg:y2="10.271cm">
          <text:p/>
        </draw:line>
        <draw:line draw:style-name="gr15" draw:text-style-name="P1" draw:layer="layout" svg:x1="8.601cm" svg:y1="10.144cm" svg:x2="8.601cm" svg:y2="10.398cm">
          <text:p/>
        </draw:line>
        <draw:custom-shape draw:style-name="gr16" draw:text-style-name="P1" draw:layer="layout" svg:width="0.762cm" svg:height="0.889cm" svg:x="8.855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109cm" svg:y1="10.525cm" svg:x2="9.109cm" svg:y2="11.033cm">
          <text:p/>
        </draw:line>
        <draw:line draw:style-name="gr2" draw:text-style-name="P1" draw:layer="layout" svg:x1="9.109cm" svg:y1="10.017cm" svg:x2="9.109cm" svg:y2="9.509cm">
          <text:p/>
        </draw:line>
        <draw:line draw:style-name="gr15" draw:text-style-name="P1" draw:layer="layout" svg:x1="9.109cm" svg:y1="10.017cm" svg:x2="9.363cm" svg:y2="10.525cm">
          <text:p/>
        </draw:line>
        <draw:line draw:style-name="gr15" draw:text-style-name="P1" draw:layer="layout" svg:x1="9.236cm" svg:y1="10.271cm" svg:x2="9.49cm" svg:y2="10.271cm">
          <text:p/>
        </draw:line>
        <draw:line draw:style-name="gr15" draw:text-style-name="P1" draw:layer="layout" svg:x1="9.49cm" svg:y1="10.144cm" svg:x2="9.49cm" svg:y2="10.398cm">
          <text:p/>
        </draw:line>
        <draw:custom-shape draw:style-name="gr16" draw:text-style-name="P1" draw:layer="layout" svg:width="0.762cm" svg:height="0.889cm" svg:x="9.744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998cm" svg:y1="10.525cm" svg:x2="9.998cm" svg:y2="11.033cm">
          <text:p/>
        </draw:line>
        <draw:line draw:style-name="gr2" draw:text-style-name="P1" xml:id="id15" draw:id="id15" draw:layer="layout" svg:x1="9.998cm" svg:y1="10.017cm" svg:x2="9.998cm" svg:y2="9.509cm">
          <text:p/>
        </draw:line>
        <draw:line draw:style-name="gr15" draw:text-style-name="P1" draw:layer="layout" svg:x1="9.998cm" svg:y1="10.017cm" svg:x2="10.252cm" svg:y2="10.525cm">
          <text:p/>
        </draw:line>
        <draw:line draw:style-name="gr15" draw:text-style-name="P1" draw:layer="layout" svg:x1="10.125cm" svg:y1="10.271cm" svg:x2="10.379cm" svg:y2="10.271cm">
          <text:p/>
        </draw:line>
        <draw:line draw:style-name="gr15" draw:text-style-name="P1" draw:layer="layout" svg:x1="10.379cm" svg:y1="10.144cm" svg:x2="10.379cm" svg:y2="10.398cm">
          <text:p/>
        </draw:line>
        <draw:custom-shape draw:style-name="gr16" draw:text-style-name="P1" draw:layer="layout" svg:width="0.762cm" svg:height="0.889cm" svg:x="7.077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31cm" svg:y1="10.525cm" svg:x2="7.331cm" svg:y2="11.033cm">
          <text:p/>
        </draw:line>
        <draw:line draw:style-name="gr2" draw:text-style-name="P1" draw:layer="layout" svg:x1="7.331cm" svg:y1="10.017cm" svg:x2="7.331cm" svg:y2="9.509cm">
          <text:p/>
        </draw:line>
        <draw:line draw:style-name="gr15" draw:text-style-name="P1" draw:layer="layout" svg:x1="7.331cm" svg:y1="10.017cm" svg:x2="7.585cm" svg:y2="10.525cm">
          <text:p/>
        </draw:line>
        <draw:line draw:style-name="gr15" draw:text-style-name="P1" draw:layer="layout" svg:x1="7.458cm" svg:y1="10.271cm" svg:x2="7.712cm" svg:y2="10.271cm">
          <text:p/>
        </draw:line>
        <draw:line draw:style-name="gr15" draw:text-style-name="P1" draw:layer="layout" svg:x1="7.712cm" svg:y1="10.144cm" svg:x2="7.712cm" svg:y2="10.398cm">
          <text:p/>
        </draw:line>
        <draw:frame draw:style-name="gr6" draw:text-style-name="P6" draw:layer="layout" svg:width="0.879cm" svg:height="0.569cm" svg:x="6.96cm" svg:y="8.874cm">
          <draw:text-box>
            <text:p><text:span text:style-name="T4">Up</text:span></text:p>
          </draw:text-box>
        </draw:frame>
        <draw:frame draw:style-name="gr6" draw:text-style-name="P6" draw:layer="layout" svg:width="1.247cm" svg:height="0.569cm" svg:x="7.627cm" svg:y="8.874cm">
          <draw:text-box>
            <text:p><text:span text:style-name="T4">Mode</text:span></text:p>
          </draw:text-box>
        </draw:frame>
        <draw:frame draw:style-name="gr17" draw:text-style-name="P6" draw:layer="layout" svg:width="1.277cm" svg:height="0.569cm" svg:x="8.601cm" svg:y="8.874cm">
          <draw:text-box>
            <text:p><text:span text:style-name="T4">Down</text:span></text:p>
          </draw:text-box>
        </draw:frame>
        <draw:frame draw:style-name="gr6" draw:text-style-name="P6" draw:layer="layout" svg:width="1.162cm" svg:height="0.569cm" svg:x="9.49cm" svg:y="8.874cm">
          <draw:text-box>
            <text:p><text:span text:style-name="T4">Save</text:span></text:p>
          </draw:text-box>
        </draw:frame>
        <draw:connector draw:style-name="gr18" draw:text-style-name="P1" draw:layer="layout" draw:line-skew="-0.293cm" svg:x1="9.998cm" svg:y1="9.509cm" svg:x2="7.858cm" svg:y2="7.604cm" draw:start-shape="id15" draw:start-glue-point="0" draw:end-shape="id16" draw:end-glue-point="0" svg:d="M9998 9509h-1251v-1905h-889" svg:viewBox="0 0 2141 1906">
          <text:p/>
        </draw:connector>
        <draw:line draw:style-name="gr19" draw:text-style-name="P1" draw:layer="layout" svg:x1="10.271cm" svg:y1="12.303cm" svg:x2="10.271cm" svg:y2="11.033cm">
          <text:p/>
        </draw:line>
        <draw:line draw:style-name="gr19" draw:text-style-name="P1" draw:layer="layout" svg:x1="9.89cm" svg:y1="12.303cm" svg:x2="9.89cm" svg:y2="11.287cm">
          <text:p/>
        </draw:line>
        <draw:line draw:style-name="gr19" draw:text-style-name="P1" draw:layer="layout" svg:x1="9.509cm" svg:y1="12.303cm" svg:x2="9.509cm" svg:y2="11.541cm">
          <text:p/>
        </draw:line>
        <draw:line draw:style-name="gr19" draw:text-style-name="P1" draw:layer="layout" svg:x1="9.128cm" svg:y1="12.303cm" svg:x2="9.128cm" svg:y2="11.922cm">
          <text:p/>
        </draw:line>
        <draw:line draw:style-name="gr19" draw:text-style-name="P1" draw:layer="layout" svg:x1="7.35cm" svg:y1="11.922cm" svg:x2="7.35cm" svg:y2="10.906cm">
          <text:p/>
        </draw:line>
        <draw:line draw:style-name="gr19" draw:text-style-name="P1" draw:layer="layout" svg:x1="8.239cm" svg:y1="11.541cm" svg:x2="8.239cm" svg:y2="10.906cm">
          <text:p/>
        </draw:line>
        <draw:line draw:style-name="gr19" draw:text-style-name="P1" draw:layer="layout" svg:x1="9.128cm" svg:y1="11.287cm" svg:x2="9.128cm" svg:y2="10.906cm">
          <text:p/>
        </draw:line>
        <draw:line draw:style-name="gr19" draw:text-style-name="P1" draw:layer="layout" svg:x1="9.128cm" svg:y1="11.287cm" svg:x2="9.89cm" svg:y2="11.287cm">
          <text:p/>
        </draw:line>
        <draw:line draw:style-name="gr19" draw:text-style-name="P9" draw:layer="layout" svg:x1="9.128cm" svg:y1="12.304cm" svg:x2="9.128cm" svg:y2="11.923cm">
          <text:p/>
        </draw:line>
        <draw:line draw:style-name="gr19" draw:text-style-name="P1" draw:layer="layout" svg:x1="10.017cm" svg:y1="11.033cm" svg:x2="10.271cm" svg:y2="11.033cm">
          <text:p/>
        </draw:line>
        <draw:line draw:style-name="gr19" draw:text-style-name="P1" draw:layer="layout" svg:x1="8.239cm" svg:y1="11.541cm" svg:x2="9.509cm" svg:y2="11.541cm">
          <text:p/>
        </draw:line>
        <draw:line draw:style-name="gr19" draw:text-style-name="P1" draw:layer="layout" svg:x1="7.35cm" svg:y1="11.922cm" svg:x2="9.128cm" svg:y2="11.922cm">
          <text:p/>
        </draw:line>
        <draw:line draw:style-name="gr10" draw:text-style-name="P1" xml:id="id16" draw:id="id16" draw:layer="layout" svg:x1="7.858cm" svg:y1="7.604cm" svg:x2="7.858cm" svg:y2="8.493cm">
          <text:p text:style-name="P1"><text:s/></text:p>
        </draw:line>
        <draw:frame draw:style-name="gr3" draw:text-style-name="P2" draw:layer="layout" svg:width="1.016cm" svg:height="0.489cm" svg:x="8.62cm" svg:y="5.191cm">
          <draw:text-box>
            <text:p><text:span text:style-name="T1">GND</text:span></text:p>
          </draw:text-box>
        </draw:frame>
        <draw:frame draw:style-name="gr3" draw:text-style-name="P2" draw:layer="layout" svg:width="1.016cm" svg:height="0.489cm" svg:x="7.35cm" svg:y="8.385cm">
          <draw:text-box>
            <text:p><text:span text:style-name="T1">GND</text:span></text:p>
          </draw:text-box>
        </draw:frame>
        <draw:line draw:style-name="gr20" draw:text-style-name="P1" draw:layer="layout" svg:x1="10.525cm" svg:y1="5.318cm" svg:x2="10.525cm" svg:y2="5.826cm">
          <text:p/>
        </draw:line>
        <draw:line draw:style-name="gr20" draw:text-style-name="P1" draw:layer="layout" svg:x1="6.969cm" svg:y1="11.16cm" svg:x2="6.969cm" svg:y2="12.303cm">
          <text:p/>
        </draw:line>
        <draw:line draw:style-name="gr20" draw:text-style-name="P1" draw:layer="layout" svg:x1="6.969cm" svg:y1="5.826cm" svg:x2="6.969cm" svg:y2="11.16cm">
          <text:p/>
        </draw:line>
        <draw:line draw:style-name="gr20" draw:text-style-name="P1" draw:layer="layout" svg:x1="6.969cm" svg:y1="5.826cm" svg:x2="10.525cm" svg:y2="5.826cm">
          <text:p/>
        </draw:line>
        <draw:line draw:style-name="gr21" draw:text-style-name="P1" draw:layer="layout" svg:x1="7.35cm" svg:y1="9.509cm" svg:x2="8.747cm" svg:y2="9.509cm">
          <text:p/>
        </draw:line>
        <draw:line draw:style-name="gr21" draw:text-style-name="P1" draw:layer="layout" svg:x1="2.27cm" svg:y1="5.953cm" svg:x2="5.318cm" svg:y2="5.953cm">
          <text:p/>
        </draw:line>
        <draw:connector draw:style-name="gr18" draw:text-style-name="P1" draw:layer="layout" draw:line-skew="-0.293cm" svg:x1="4.791cm" svg:y1="5.953cm" svg:x2="2.651cm" svg:y2="4.048cm" draw:end-shape="id17" draw:end-glue-point="0" svg:d="M4791 5953h-963v-1905h-1177" svg:viewBox="0 0 2141 1906">
          <text:p/>
        </draw:connector>
        <draw:line draw:style-name="gr10" draw:text-style-name="P1" xml:id="id17" draw:id="id17" draw:layer="layout" svg:x1="2.651cm" svg:y1="4.048cm" svg:x2="2.651cm" svg:y2="4.937cm">
          <text:p text:style-name="P1"><text:s/></text:p>
        </draw:line>
        <draw:frame draw:style-name="gr3" draw:text-style-name="P2" draw:layer="layout" svg:width="1.016cm" svg:height="0.489cm" svg:x="2.143cm" svg:y="4.937cm">
          <draw:text-box>
            <text:p><text:span text:style-name="T1">GND</text:span></text:p>
          </draw:text-box>
        </draw:frame>
        <draw:line draw:style-name="gr22" draw:text-style-name="P1" draw:layer="layout" svg:x1="4.683cm" svg:y1="12.303cm" svg:x2="4.683cm" svg:y2="11.541cm">
          <text:p/>
        </draw:line>
        <draw:line draw:style-name="gr22" draw:text-style-name="P1" draw:layer="layout" svg:x1="2.651cm" svg:y1="11.033cm" svg:x2="2.651cm" svg:y2="8.239cm">
          <text:p/>
        </draw:line>
        <draw:line draw:style-name="gr22" draw:text-style-name="P1" draw:layer="layout" svg:x1="3.032cm" svg:y1="10.525cm" svg:x2="3.032cm" svg:y2="8.239cm">
          <text:p/>
        </draw:line>
        <draw:line draw:style-name="gr22" draw:text-style-name="P1" draw:layer="layout" svg:x1="2.27cm" svg:y1="11.541cm" svg:x2="2.27cm" svg:y2="8.239cm">
          <text:p/>
        </draw:line>
        <draw:line draw:style-name="gr22" draw:text-style-name="P1" draw:layer="layout" svg:x1="2.27cm" svg:y1="11.541cm" svg:x2="4.683cm" svg:y2="11.541cm">
          <text:p/>
        </draw:line>
        <draw:line draw:style-name="gr22" draw:text-style-name="P1" draw:layer="layout" svg:x1="2.651cm" svg:y1="11.033cm" svg:x2="5.064cm" svg:y2="11.033cm">
          <text:p/>
        </draw:line>
        <draw:line draw:style-name="gr22" draw:text-style-name="P1" draw:layer="layout" svg:x1="3.032cm" svg:y1="10.525cm" svg:x2="5.445cm" svg:y2="10.525cm">
          <text:p/>
        </draw:line>
        <draw:line draw:style-name="gr22" draw:text-style-name="P1" draw:layer="layout" svg:x1="5.064cm" svg:y1="12.176cm" svg:x2="5.064cm" svg:y2="11.033cm">
          <text:p/>
        </draw:line>
        <draw:line draw:style-name="gr22" draw:text-style-name="P1" draw:layer="layout" svg:x1="5.445cm" svg:y1="12.303cm" svg:x2="5.445cm" svg:y2="10.525cm">
          <text:p/>
        </draw:line>
        <draw:frame draw:style-name="gr6" draw:text-style-name="P6" draw:layer="layout" svg:width="1.941cm" svg:height="0.569cm" svg:x="2.905cm" svg:y="11.033cm">
          <draw:text-box>
            <text:p><text:span text:style-name="T4">Channel+1</text:span></text:p>
          </draw:text-box>
        </draw:frame>
        <draw:frame draw:style-name="gr6" draw:text-style-name="P6" draw:layer="layout" svg:width="1.941cm" svg:height="0.569cm" svg:x="2.905cm" svg:y="10.017cm">
          <draw:text-box>
            <text:p><text:span text:style-name="T4">Channel+4</text:span></text:p>
          </draw:text-box>
        </draw:frame>
        <draw:frame draw:style-name="gr6" draw:text-style-name="P6" draw:layer="layout" svg:width="1.941cm" svg:height="0.569cm" svg:x="2.905cm" svg:y="10.525cm">
          <draw:text-box>
            <text:p><text:span text:style-name="T4">Channel+2</text:span></text:p>
          </draw:text-box>
        </draw:frame>
        <draw:line draw:style-name="gr23" draw:text-style-name="P1" draw:layer="layout" svg:x1="3.413cm" svg:y1="10.017cm" svg:x2="3.413cm" svg:y2="8.239cm">
          <text:p/>
        </draw:line>
        <draw:line draw:style-name="gr24" draw:text-style-name="P1" draw:layer="layout" svg:x1="3.413cm" svg:y1="10.017cm" svg:x2="5.826cm" svg:y2="10.017cm">
          <text:p/>
        </draw:line>
        <draw:line draw:style-name="gr23" draw:text-style-name="P1" draw:layer="layout" svg:x1="3.794cm" svg:y1="9.509cm" svg:x2="3.794cm" svg:y2="8.239cm">
          <text:p/>
        </draw:line>
        <draw:line draw:style-name="gr24" draw:text-style-name="P1" draw:layer="layout" svg:x1="3.794cm" svg:y1="9.509cm" svg:x2="6.207cm" svg:y2="9.509cm">
          <text:p/>
        </draw:line>
        <draw:line draw:style-name="gr23" draw:text-style-name="P1" draw:layer="layout" svg:x1="5.826cm" svg:y1="12.176cm" svg:x2="5.826cm" svg:y2="10.017cm">
          <text:p/>
        </draw:line>
        <draw:line draw:style-name="gr23" draw:text-style-name="P1" draw:layer="layout" svg:x1="6.207cm" svg:y1="12.303cm" svg:x2="6.207cm" svg:y2="9.509cm">
          <text:p/>
        </draw:line>
        <draw:frame draw:style-name="gr6" draw:text-style-name="P6" draw:layer="layout" svg:width="1.941cm" svg:height="0.569cm" svg:x="2.906cm" svg:y="11.034cm">
          <draw:text-box>
            <text:p><text:span text:style-name="T4">Channel+1</text:span></text:p>
          </draw:text-box>
        </draw:frame>
        <draw:frame draw:style-name="gr6" draw:text-style-name="P6" draw:layer="layout" svg:width="1.531cm" svg:height="0.569cm" svg:x="3.794cm" svg:y="9.509cm">
          <draw:text-box>
            <text:p><text:span text:style-name="T4">Band+1</text:span></text:p>
          </draw:text-box>
        </draw:frame>
        <draw:frame draw:style-name="gr6" draw:text-style-name="P6" draw:layer="layout" svg:width="1.531cm" svg:height="0.569cm" svg:x="3.794cm" svg:y="9.001cm">
          <draw:text-box>
            <text:p><text:span text:style-name="T4">Band+2</text:span></text:p>
          </draw:text-box>
        </draw:frame>
        <draw:line draw:style-name="gr25" draw:text-style-name="P1" draw:layer="layout" svg:x1="5.318cm" svg:y1="9.001cm" svg:x2="5.318cm" svg:y2="8.239cm">
          <text:p/>
        </draw:line>
        <draw:line draw:style-name="gr25" draw:text-style-name="P1" draw:layer="layout" svg:x1="5.318cm" svg:y1="9.001cm" svg:x2="6.588cm" svg:y2="9.001cm">
          <text:p/>
        </draw:line>
        <draw:line draw:style-name="gr25" draw:text-style-name="P1" draw:layer="layout" svg:x1="6.588cm" svg:y1="12.303cm" svg:x2="6.588cm" svg:y2="9.001cm">
          <text:p/>
        </draw:line>
        <draw:frame draw:style-name="gr6" draw:text-style-name="P6" draw:layer="layout" svg:width="1.827cm" svg:height="0.569cm" svg:x="5.191cm" svg:y="8.493cm">
          <draw:text-box>
            <text:p><text:span text:style-name="T4">DIP-mode</text:span></text:p>
          </draw:text-box>
        </draw:frame>
        <draw:frame draw:style-name="gr6" draw:layer="layout" svg:width="3.914cm" svg:height="0.962cm" svg:x="2.27cm" svg:y="1.889cm">
          <draw:text-box>
            <text:p>RX5808-pro</text:p>
          </draw:text-box>
        </draw:frame>
        <draw:custom-shape draw:style-name="gr7" draw:text-style-name="P7" draw:layer="layout" svg:width="1.143cm" svg:height="0.508cm" draw:transform="rotate (1.5707963267949) translate (12.303cm 8.112cm)">
          <text:p text:style-name="P1"><text:span text:style-name="T5">1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2.557cm" svg:y1="8.62cm" svg:x2="12.557cm" svg:y2="8.112cm">
          <text:p/>
        </draw:line>
        <draw:line draw:style-name="gr8" draw:text-style-name="P1" draw:layer="layout" svg:x1="12.557cm" svg:y1="6.969cm" svg:x2="12.557cm" svg:y2="6.461cm">
          <text:p/>
        </draw:line>
        <draw:custom-shape draw:style-name="gr7" draw:text-style-name="P7" draw:layer="layout" svg:width="1.143cm" svg:height="0.508cm" draw:transform="rotate (1.5707963267949) translate (13.065cm 8.112cm)">
          <text:p text:style-name="P1"><text:span text:style-name="T5">1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3.319cm" svg:y1="8.62cm" svg:x2="13.319cm" svg:y2="8.112cm">
          <text:p/>
        </draw:line>
        <draw:line draw:style-name="gr8" draw:text-style-name="P1" draw:layer="layout" svg:x1="13.319cm" svg:y1="6.969cm" svg:x2="13.319cm" svg:y2="6.461cm">
          <text:p/>
        </draw:line>
        <draw:custom-shape draw:style-name="gr7" draw:text-style-name="P7" draw:layer="layout" svg:width="1.143cm" svg:height="0.508cm" draw:transform="rotate (1.5707963267949) translate (11.541cm 8.112cm)">
          <text:p text:style-name="P1"><text:span text:style-name="T5">1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11.795cm" svg:y1="8.62cm" svg:x2="11.795cm" svg:y2="8.112cm">
          <text:p/>
        </draw:line>
        <draw:line draw:style-name="gr8" draw:text-style-name="P1" draw:layer="layout" svg:x1="11.795cm" svg:y1="6.969cm" svg:x2="11.795cm" svg:y2="6.461cm">
          <text:p/>
        </draw:line>
        <draw:frame draw:style-name="gr6" draw:text-style-name="P6" draw:layer="layout" svg:width="3.093cm" svg:height="0.569cm" svg:x="13.528cm" svg:y="7.416cm">
          <draw:text-box>
            <text:p><text:span text:style-name="T4">Simple level shifter</text:span></text:p>
          </draw:text-box>
        </draw:frame>
        <draw:frame draw:style-name="gr6" draw:text-style-name="P6" draw:layer="layout" svg:width="3.063cm" svg:height="0.569cm" svg:x="13.319cm" svg:y="5.572cm">
          <draw:text-box>
            <text:p><text:span text:style-name="T4">SPI has 3.3V lev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o Höpken</meta:initial-creator>
    <meta:creation-date>2015-01-04T17:51:17.580000000</meta:creation-date>
    <meta:generator>LibreOffice/4.2.6.3$Windows_x86 LibreOffice_project/3fd416d4c6db7d3204c17ce57a1d70f6e531ee21</meta:generator>
    <dc:date>2015-01-10T15:20:09.889000000</dc:date>
    <dc:creator>Marko Höpken</dc:creator>
    <meta:editing-duration>PT1H30M26S</meta:editing-duration>
    <meta:editing-cycles>27</meta:editing-cycles>
    <meta:document-statistic meta:object-count="228"/>
  </office:meta>
</office:document-meta>
</file>